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67a" officeooo:paragraph-rsid="0002567a"/>
    </style:style>
    <style:style style:name="P2" style:family="paragraph" style:parent-style-name="Standard">
      <style:text-properties officeooo:rsid="000455f5" officeooo:paragraph-rsid="000455f5"/>
    </style:style>
    <style:style style:name="P3" style:family="paragraph" style:parent-style-name="Standard">
      <style:text-properties officeooo:rsid="0004c1a4" officeooo:paragraph-rsid="0004c1a4"/>
    </style:style>
    <style:style style:name="P4" style:family="paragraph" style:parent-style-name="Standard">
      <style:text-properties officeooo:rsid="00067594" officeooo:paragraph-rsid="00067594"/>
    </style:style>
    <style:style style:name="P5" style:family="paragraph" style:parent-style-name="Standard">
      <style:text-properties officeooo:rsid="0006977c" officeooo:paragraph-rsid="0006977c"/>
    </style:style>
    <style:style style:name="P6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7" style:family="paragraph" style:parent-style-name="Standard">
      <style:text-properties fo:color="#ffffff" style:font-name="Droid Sans Mono" fo:font-size="10.5pt" fo:font-weight="normal" officeooo:rsid="0006977c" officeooo:paragraph-rsid="0006977c" fo:background-color="#000000"/>
    </style:style>
    <style:style style:name="P8" style:family="paragraph" style:parent-style-name="Standard">
      <style:text-properties officeooo:rsid="0006dc78" officeooo:paragraph-rsid="0006dc78"/>
    </style:style>
    <style:style style:name="P9" style:family="paragraph" style:parent-style-name="Standard">
      <style:text-properties fo:color="#ce181e" officeooo:rsid="0006dc78" officeooo:paragraph-rsid="0006dc78"/>
    </style:style>
    <style:style style:name="P10" style:family="paragraph" style:parent-style-name="Standard">
      <style:text-properties officeooo:rsid="0006dcca" officeooo:paragraph-rsid="0006dcca"/>
    </style:style>
    <style:style style:name="P11" style:family="paragraph" style:parent-style-name="Standard">
      <style:text-properties officeooo:paragraph-rsid="0006dcca"/>
    </style:style>
    <style:style style:name="P12" style:family="paragraph" style:parent-style-name="Standard">
      <style:text-properties officeooo:rsid="0008723f" officeooo:paragraph-rsid="0008723f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6dc78" officeooo:paragraph-rsid="0006dc78"/>
    </style:style>
    <style:style style:name="P14" style:family="paragraph" style:parent-style-name="Preformatted_20_Text">
      <style:text-properties officeooo:rsid="0006dcca" officeooo:paragraph-rsid="0006dcca"/>
    </style:style>
    <style:style style:name="T1" style:family="text">
      <style:text-properties officeooo:rsid="0004c1a4"/>
    </style:style>
    <style:style style:name="T2" style:family="text">
      <style:text-properties fo:color="#ce181e"/>
    </style:style>
    <style:style style:name="T3" style:family="text">
      <style:text-properties officeooo:rsid="0006d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rash </text:p>
      <text:p text:style-name="P1"/>
      <text:p text:style-name="P1">distributed version control system</text:p>
      <text:p text:style-name="P1">local and remote repos</text:p>
      <text:p text:style-name="P1">snapshots of files-- using commit</text:p>
      <text:p text:style-name="P1"/>
      <text:p text:style-name="P1">$git init <text:tab/><text:tab/>//initialize local git repository</text:p>
      <text:p text:style-name="P1">$git add &lt;file&gt; <text:tab/>//add files to index.staging area</text:p>
      <text:p text:style-name="P1">$git status<text:tab/><text:tab/>//check status of working tree..the differences</text:p>
      <text:p text:style-name="P1">$git commit<text:tab/><text:tab/>//commit changes in index</text:p>
      <text:p text:style-name="P1"/>
      <text:p text:style-name="P2">for remote repos-- github</text:p>
      <text:p text:style-name="P2"/>
      <text:p text:style-name="P2">$git push</text:p>
      <text:p text:style-name="P2">$git pull</text:p>
      <text:p text:style-name="P2">$git clone</text:p>
      <text:p text:style-name="P2"/>
      <text:p text:style-name="P2">//<text:span text:style-name="T1">start here</text:span></text:p>
      <text:p text:style-name="P2"/>
      <text:p text:style-name="P3">created a folder Git_my_app</text:p>
      <text:p text:style-name="P3">added files and code</text:p>
      <text:p text:style-name="P3">$git init</text:p>
      <text:p text:style-name="P3">to initialize git required only once</text:p>
      <text:p text:style-name="P4">$ls -a</text:p>
      <text:p text:style-name="P4">shows .git folder created</text:p>
      <text:p text:style-name="P4"/>
      <text:p text:style-name="P4">$git add index.html</text:p>
      <text:p text:style-name="P4"/>
      <text:p text:style-name="P4">$git status <text:s/></text:p>
      <text:p text:style-name="P4">--staging area changes tracked</text:p>
      <text:p text:style-name="P4"/>
      <text:p text:style-name="P4">$git rm –cached index.html</text:p>
      <text:p text:style-name="P4">--makes it untracked</text:p>
      <text:p text:style-name="P4"/>
      <text:p text:style-name="P4">$git add *.html</text:p>
      <text:p text:style-name="P4">add all html files</text:p>
      <text:p text:style-name="P4"/>
      <text:p text:style-name="P4">$git add .</text:p>
      <text:p text:style-name="P4">Adds all the files</text:p>
      <text:p text:style-name="P4"/>
      <text:p text:style-name="P4">make some changes to index.html</text:p>
      <text:p text:style-name="P4"/>
      <text:p text:style-name="P4">$git status</text:p>
      <text:p text:style-name="P4">shows modified </text:p>
      <text:p text:style-name="P4"/>
      <text:p text:style-name="P4">$ git commit -m 'Initial commit'</text:p>
      <text:p text:style-name="P5">commit files fith the msg</text:p>
      <text:p text:style-name="P5"/>
      <text:p text:style-name="P5">make some more changes</text:p>
      <text:p text:style-name="P5"/>
      <text:p text:style-name="P5">$git status</text:p>
      <text:p text:style-name="P5">shows modifications</text:p>
      <text:p text:style-name="P5"><text:soft-page-break/>$git commit -a </text:p>
      <text:p text:style-name="P5">commit all</text:p>
      <text:p text:style-name="P5"/>
      <text:p text:style-name="P5">touch .gitignore</text:p>
      <text:p text:style-name="P5">file whose contents are read and ignored not commited</text:p>
      <text:p text:style-name="P5">eg)</text:p>
      <text:p text:style-name="P7">log.txt</text:p>
      <text:p text:style-name="P6">/dir2 <text:s/></text:p>
      <text:p text:style-name="P5">for a directory</text:p>
      <text:p text:style-name="P5"/>
      <text:p text:style-name="P5"/>
      <text:p text:style-name="P8">creating branches</text:p>
      <text:p text:style-name="P8">$git branch login</text:p>
      <text:p text:style-name="P8">--creates a branch but doesnt change from master to that branch</text:p>
      <text:p text:style-name="P8"/>
      <text:p text:style-name="P8">##</text:p>
      <text:p text:style-name="P8">$git status</text:p>
      <text:p text:style-name="P8">show the current branch</text:p>
      <text:p text:style-name="P8"/>
      <text:p text:style-name="P8">$git checkout login</text:p>
      <text:p text:style-name="P8">switch to branch</text:p>
      <text:p text:style-name="P8">added login.html folder</text:p>
      <text:p text:style-name="P8">some txt</text:p>
      <text:p text:style-name="P8"/>
      <text:p text:style-name="P8">$git commit -m ‘added login’</text:p>
      <text:p text:style-name="P8"/>
      <text:p text:style-name="P8">switch back to master</text:p>
      <text:p text:style-name="P8">$git checkout master</text:p>
      <text:p text:style-name="P8">and now the files added like login.html is not there</text:p>
      <text:p text:style-name="P8"/>
      <text:p text:style-name="P8">to merge branches</text:p>
      <text:p text:style-name="P8">$git merge login -m ‘added login’</text:p>
      <text:p text:style-name="P13"/>
      <text:p text:style-name="P8"/>
      <text:p text:style-name="P10">git hub login</text:p>
      <text:p text:style-name="P10"/>
      <text:p text:style-name="P10">created a repositiry demo</text:p>
      <text:p text:style-name="P10"/>
      <text:p text:style-name="P14"><text:bookmark text:name="empty-setup-new-repo-echo"/>$git remote add origin https://github.com/kshitija12/demo.git</text:p>
      <text:p text:style-name="P10"/>
      <text:p text:style-name="P10">$git remote</text:p>
      <text:p text:style-name="P10">gives back origin</text:p>
      <text:p text:style-name="P10"/>
      <text:p text:style-name="P11"><text:span text:style-name="T3">$</text:span><text:bookmark text:name="empty-setup-new-repo-echo1"/>git push -u origin master</text:p>
      <text:p text:style-name="P10">username and pwd authentication and push to repo</text:p>
      <text:p text:style-name="P10"/>
      <text:p text:style-name="P12">add contents..$git add . <text:s/>$git commit -m</text:p>
      <text:p text:style-name="P12">now just </text:p>
      <text:p text:style-name="P12">$git push </text:p>
      <text:p text:style-name="P12">will add to the repo on github</text:p>
      <text:p text:style-name="P12"/>
      <text:p text:style-name="P12">$git clone <text:a xlink:type="simple" xlink:href="https://github.com/kshitija12/demo.git" text:style-name="Internet_20_link" text:visited-style-name="Visited_20_Internet_20_Link">https://github.com/kshitija12/demo.git</text:a></text:p>
      <text:p text:style-name="P12"><text:soft-page-break/>$git pull</text:p>
      <text:p text:style-name="P12">to get upto date on changes made by others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8">‘’’</text:p>
      <text:p text:style-name="P9">kshitija@kshitija:~$ git --version</text:p>
      <text:p text:style-name="P9">git version 2.25.0</text:p>
      <text:p text:style-name="P9">kshitija@kshitija:~$ sudo apt-get update</text:p>
      <text:p text:style-name="P9">Get:1 https://deb.nodesource.com/node_10.x bionic InRelease [4,584 B]</text:p>
      <text:p text:style-name="P9">Get:2 http://packages.microsoft.com/repos/vscode stable InRelease [3,959 B] <text:s text:c="3"/></text:p>
      <text:p text:style-name="P9">Get:3 https://dl.yarnpkg.com/debian stable InRelease [17.1 kB] <text:s text:c="16"/></text:p>
      <text:p text:style-name="P9">Hit:4 http://archive.ubuntu.com/ubuntu bionic InRelease <text:s text:c="23"/></text:p>
      <text:p text:style-name="P9">Get:5 https://deb.nodesource.com/node_10.x bionic/main amd64 Packages [765 B] <text:s/></text:p>
      <text:p text:style-name="P9">Get:6 http://packages.microsoft.com/repos/vscode stable/main amd64 Packages [164 kB]</text:p>
      <text:p text:style-name="P9">Get:7 https://download.sublimetext.com apt/stable/ InRelease [2,562 B] <text:s text:c="8"/></text:p>
      <text:p text:style-name="P9">Hit:8 http://ppa.launchpad.net/danielrichter2007/grub-customizer/ubuntu bionic InRelease</text:p>
      <text:p text:style-name="P9">Hit:9 http://ppa.launchpad.net/deadsnakes/ppa/ubuntu bionic InRelease <text:s text:c="8"/></text:p>
      <text:p text:style-name="P9">Get:10 http://ppa.launchpad.net/git-core/ppa/ubuntu bionic InRelease [20.7 kB]</text:p>
      <text:p text:style-name="P9">Get:11 http://ppa.launchpad.net/linuxuprising/apps/ubuntu bionic InRelease [15.9 kB]</text:p>
      <text:p text:style-name="P9">Get:12 http://ppa.launchpad.net/git-core/ppa/ubuntu bionic/main i386 Packages [3,024 B]</text:p>
      <text:p text:style-name="P9">Get:13 http://ppa.launchpad.net/git-core/ppa/ubuntu bionic/main amd64 Packages [3,028 B]</text:p>
      <text:p text:style-name="P9">Get:14 http://ppa.launchpad.net/linuxuprising/apps/ubuntu bionic/main i386 Packages [1,732 B]</text:p>
      <text:p text:style-name="P9">Get:15 http://ppa.launchpad.net/linuxuprising/apps/ubuntu bionic/main amd64 Packages [1,724 B]</text:p>
      <text:p text:style-name="P9">Fetched 239 kB in 33s (7,312 B/s) <text:s text:c="18"/></text:p>
      <text:p text:style-name="P9">Reading package lists... Done</text:p>
      <text:p text:style-name="P9">kshitija@kshitija:~$ sudo apt-get install libcurl4-gnutls-dev libexpat1-dev gettext libz-dev libssl-dev asciidoc xmlto docbook2x</text:p>
      <text:p text:style-name="P9">Reading package lists... Done</text:p>
      <text:p text:style-name="P9">Building dependency tree <text:s text:c="6"/></text:p>
      <text:p text:style-name="P9">Reading state information... Done</text:p>
      <text:p text:style-name="P9">Package libz-dev is not available, but is referred to by another package.</text:p>
      <text:p text:style-name="P9">This may mean that the package is missing, has been obsoleted, or</text:p>
      <text:p text:style-name="P9">is only available from another source</text:p>
      <text:p text:style-name="P9"/>
      <text:p text:style-name="P9">Package libssl-dev is not available, but is referred to by another package.</text:p>
      <text:p text:style-name="P9">This may mean that the package is missing, has been obsoleted, or</text:p>
      <text:p text:style-name="P9">is only available from another source</text:p>
      <text:p text:style-name="P9"/>
      <text:p text:style-name="P9">Package libcurl4-gnutls-dev is not available, but is referred to by another package.</text:p>
      <text:p text:style-name="P9">This may mean that the package is missing, has been obsoleted, or</text:p>
      <text:p text:style-name="P9">is only available from another source</text:p>
      <text:p text:style-name="P9"/>
      <text:p text:style-name="P9">E: Package 'libcurl4-gnutls-dev' has no installation candidate</text:p>
      <text:p text:style-name="P9">E: Package 'libz-dev' has no installation candidate</text:p>
      <text:p text:style-name="P9">E: Package 'libssl-dev' has no installation candidate</text:p>
      <text:p text:style-name="P9">kshitija@kshitija:~$ cd Desktop/Traversy_WT</text:p>
      <text:p text:style-name="P9">kshitija@kshitija:~/Desktop/Traversy_WT$ cd Git_my_app</text:p>
      <text:p text:style-name="P9"><text:soft-page-break/>kshitija@kshitija:~/Desktop/Traversy_WT/Git_my_app$ touch index.html</text:p>
      <text:p text:style-name="P9">kshitija@kshitija:~/Desktop/Traversy_WT/Git_my_app$ touch app.js</text:p>
      <text:p text:style-name="P9">kshitija@kshitija:~/Desktop/Traversy_WT/Git_my_app$ git init</text:p>
      <text:p text:style-name="P9">Initialized empty Git repository in /home/kshitija/Desktop/Traversy_WT/Git_my_app/.git/</text:p>
      <text:p text:style-name="P9">kshitija@kshitija:~/Desktop/Traversy_WT/Git_my_app$ ls</text:p>
      <text:p text:style-name="P9">app.js<text:tab/>index.html</text:p>
      <text:p text:style-name="P9">kshitija@kshitija:~/Desktop/Traversy_WT/Git_my_app$ ls -a</text:p>
      <text:p text:style-name="P9">. <text:s/>.. <text:s/>app.js <text:s/>.git <text:s/>index.html</text:p>
      <text:p text:style-name="P9">kshitija@kshitija:~/Desktop/Traversy_WT/Git_my_app$ git add index.html</text:p>
      <text:p text:style-name="P9"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 text:c="2"/>(use "git rm --cached &lt;file&gt;..." to unstage)</text:p>
      <text:p text:style-name="P9"><text:tab/>new file: <text:s text:c="2"/>index.html</text:p>
      <text:p text:style-name="P9"/>
      <text:p text:style-name="P9">Untracked files:</text:p>
      <text:p text:style-name="P9"><text:s text:c="2"/>(use "git add &lt;file&gt;..." to include in what will be committed)</text:p>
      <text:p text:style-name="P9"><text:tab/>app.js</text:p>
      <text:p text:style-name="P9"/>
      <text:p text:style-name="P9">kshitija@kshitija:~/Desktop/Traversy_WT/Git_my_app$ git rm --cached index.html</text:p>
      <text:p text:style-name="P9">rm 'index.html'</text:p>
      <text:p text:style-name="P9"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Untracked files:</text:p>
      <text:p text:style-name="P9"><text:s text:c="2"/>(use "git add &lt;file&gt;..." to include in what will be committed)</text:p>
      <text:p text:style-name="P9"><text:tab/>app.js</text:p>
      <text:p text:style-name="P9"><text:tab/>index.html</text:p>
      <text:p text:style-name="P9"/>
      <text:p text:style-name="P9">nothing added to commit but untracked files present (use "git add" to track)</text:p>
      <text:p text:style-name="P9">kshitija@kshitija:~/Desktop/Traversy_WT/Git_my_app$ git add *.html</text:p>
      <text:p text:style-name="P9"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 text:c="2"/>(use "git rm --cached &lt;file&gt;..." to unstage)</text:p>
      <text:p text:style-name="P9"><text:tab/>new file: <text:s text:c="2"/>index.html</text:p>
      <text:p text:style-name="P9"/>
      <text:p text:style-name="P9">Untracked files:</text:p>
      <text:p text:style-name="P9"><text:s text:c="2"/>(use "git add &lt;file&gt;..." to include in what will be committed)</text:p>
      <text:p text:style-name="P9"><text:tab/>app.js</text:p>
      <text:p text:style-name="P9"/>
      <text:p text:style-name="P9">kshitija@kshitija:~/Desktop/Traversy_WT/Git_my_app$ git rm --cached index.html</text:p>
      <text:p text:style-name="P9">rm 'index.html'</text:p>
      <text:p text:style-name="P9">kshitija@kshitija:~/Desktop/Traversy_WT/Git_my_app$ git add .</text:p>
      <text:p text:style-name="P9"><text:soft-page-break/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 text:c="2"/>(use "git rm --cached &lt;file&gt;..." to unstage)</text:p>
      <text:p text:style-name="P9"><text:tab/>new file: <text:s text:c="2"/>app.js</text:p>
      <text:p text:style-name="P9"><text:tab/>new file: <text:s text:c="2"/>index.html</text:p>
      <text:p text:style-name="P9"/>
      <text:p text:style-name="P9"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 text:c="2"/>(use "git rm --cached &lt;file&gt;..." to unstage)</text:p>
      <text:p text:style-name="P9"><text:tab/>new file: <text:s text:c="2"/>app.js</text:p>
      <text:p text:style-name="P9"><text:tab/>new file: <text:s text:c="2"/>index.html</text:p>
      <text:p text:style-name="P9"/>
      <text:p text:style-name="P9">Changes not staged for commit:</text:p>
      <text:p text:style-name="P9"><text:s text:c="2"/>(use "git add &lt;file&gt;..." to update what will be committed)</text:p>
      <text:p text:style-name="P9"><text:s text:c="2"/>(use "git restore &lt;file&gt;..." to discard changes in working directory)</text:p>
      <text:p text:style-name="P9"><text:tab/>modified: <text:s text:c="2"/>index.html</text:p>
      <text:p text:style-name="P9"/>
      <text:p text:style-name="P9">kshitija@kshitija:~/Desktop/Traversy_WT/Git_my_app$ git add .</text:p>
      <text:p text:style-name="P9">kshitija@kshitija:~/Desktop/Traversy_WT/Git_my_app$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 text:c="2"/>(use "git rm --cached &lt;file&gt;..." to unstage)</text:p>
      <text:p text:style-name="P9"><text:tab/>new file: <text:s text:c="2"/>app.js</text:p>
      <text:p text:style-name="P9"><text:tab/>new file: <text:s text:c="2"/>index.html</text:p>
      <text:p text:style-name="P9"/>
      <text:p text:style-name="P9">kshitija@kshitija:~/Desktop/Traversy_WT/Git_my_app$ git commit -m 'Initial commit'</text:p>
      <text:p text:style-name="P9">[master (root-commit) b76bf15] Initial commit</text:p>
      <text:p text:style-name="P9"><text:s/>2 files changed, 21 insertions(+)</text:p>
      <text:p text:style-name="P9"><text:s/>create mode 100644 app.js</text:p>
      <text:p text:style-name="P9"><text:s/>create mode 100644 index.html</text:p>
      <text:p text:style-name="P9">kshitija@kshitija:~/Desktop/Traversy_WT/Git_my_app$ git status</text:p>
      <text:p text:style-name="P9">On branch master</text:p>
      <text:p text:style-name="P9">Changes not staged for commit:</text:p>
      <text:p text:style-name="P9"><text:s text:c="2"/>(use "git add &lt;file&gt;..." to update what will be committed)</text:p>
      <text:p text:style-name="P9"><text:s text:c="2"/>(use "git restore &lt;file&gt;..." to discard changes in working directory)</text:p>
      <text:p text:style-name="P9"><text:tab/>modified: <text:s text:c="2"/>app.js</text:p>
      <text:p text:style-name="P9"/>
      <text:p text:style-name="P9">no changes added to commit (use "git add" and/or "git commit -a")</text:p>
      <text:p text:style-name="P9">kshitija@kshitija:~/Desktop/Traversy_WT/Git_my_app$ git add .</text:p>
      <text:p text:style-name="P9">kshitija@kshitija:~/Desktop/Traversy_WT/Git_my_app$ git status</text:p>
      <text:p text:style-name="P9">On branch master</text:p>
      <text:p text:style-name="P9"><text:soft-page-break/>Changes to be committed:</text:p>
      <text:p text:style-name="P9"><text:s text:c="2"/>(use "git restore --staged &lt;file&gt;..." to unstage)</text:p>
      <text:p text:style-name="P9"><text:tab/>modified: <text:s text:c="2"/>app.js</text:p>
      <text:p text:style-name="P9"/>
      <text:p text:style-name="P9">kshitija@kshitija:~/Desktop/Traversy_WT/Git_my_app$ git commit -a</text:p>
      <text:p text:style-name="P9">[master cd7226d] <text:tab/>modified: <text:s text:c="2"/>app.js</text:p>
      <text:p text:style-name="P9"><text:s/>1 file changed, 1 insertion(+)</text:p>
      <text:p text:style-name="P9">kshitija@kshitija:~/Desktop/Traversy_WT/Git_my_app$ touch .gitignore</text:p>
      <text:p text:style-name="P9">kshitija@kshitija:~/Desktop/Traversy_WT/Git_my_app$ git add .</text:p>
      <text:p text:style-name="P9">kshitija@kshitija:~/Desktop/Traversy_WT/Git_my_app$ git status</text:p>
      <text:p text:style-name="P9">On branch master</text:p>
      <text:p text:style-name="P9">Changes to be committed:</text:p>
      <text:p text:style-name="P9"><text:s text:c="2"/>(use "git restore --staged &lt;file&gt;..." to unstage)</text:p>
      <text:p text:style-name="P9"><text:tab/>new file: <text:s text:c="2"/>.gitignore</text:p>
      <text:p text:style-name="P9"/>
      <text:p text:style-name="P9">kshitija@kshitija:~/Desktop/Traversy_WT/Git_my_app$ git add .</text:p>
      <text:p text:style-name="P9">kshitija@kshitija:~/Desktop/Traversy_WT/Git_my_app$ git status</text:p>
      <text:p text:style-name="P9">On branch master</text:p>
      <text:p text:style-name="P9">Changes to be committed:</text:p>
      <text:p text:style-name="P9"><text:s text:c="2"/>(use "git restore --staged &lt;file&gt;..." to unstage)</text:p>
      <text:p text:style-name="P9"><text:tab/>new file: <text:s text:c="2"/>.gitignore</text:p>
      <text:p text:style-name="P9"><text:tab/>new file: <text:s text:c="2"/>dir1/d1.js</text:p>
      <text:p text:style-name="P9"/>
      <text:p text:style-name="P9">kshitija@kshitija:~/Desktop/Traversy_WT/Git_my_app$ git commit -m 'added dir'</text:p>
      <text:p text:style-name="P9">[master 23b695c] added dir</text:p>
      <text:p text:style-name="P9"><text:s/>2 files changed, 3 insertions(+)</text:p>
      <text:p text:style-name="P9"><text:s/>create mode 100644 .gitignore</text:p>
      <text:p text:style-name="P9"><text:s/>create mode 100644 dir1/d1.js</text:p>
      <text:p text:style-name="P9">kshitija@kshitija:~/Desktop/Traversy_WT/Git_my_app$ git branch login</text:p>
      <text:p text:style-name="P9">kshitija@kshitija:~/Desktop/Traversy_WT/Git_my_app$ git status</text:p>
      <text:p text:style-name="P9">On branch master</text:p>
      <text:p text:style-name="P9">nothing to commit, working tree clean</text:p>
      <text:p text:style-name="P9">kshitija@kshitija:~/Desktop/Traversy_WT/Git_my_app$ git checkout login</text:p>
      <text:p text:style-name="P9">Switched to branch 'login'</text:p>
      <text:p text:style-name="P9">kshitija@kshitija:~/Desktop/Traversy_WT/Git_my_app$ touch login.html</text:p>
      <text:p text:style-name="P9">kshitija@kshitija:~/Desktop/Traversy_WT/Git_my_app$ git add .</text:p>
      <text:p text:style-name="P9">kshitija@kshitija:~/Desktop/Traversy_WT/Git_my_app$ git commit -m 'login form'</text:p>
      <text:p text:style-name="P9">[login 3728f51] login form</text:p>
      <text:p text:style-name="P9"><text:s/>2 files changed, 2 insertions(+)</text:p>
      <text:p text:style-name="P9"><text:s/>create mode 100644 login.html</text:p>
      <text:p text:style-name="P9">kshitija@kshitija:~/Desktop/Traversy_WT/Git_my_app$ git status</text:p>
      <text:p text:style-name="P9">On branch login</text:p>
      <text:p text:style-name="P9">nothing to commit, working tree clean</text:p>
      <text:p text:style-name="P9">kshitija@kshitija:~/Desktop/Traversy_WT/Git_my_app$ git checkout master</text:p>
      <text:p text:style-name="P9">Switched to branch 'master'</text:p>
      <text:p text:style-name="P9">kshitija@kshitija:~/Desktop/Traversy_WT/Git_my_app$ git merge login -m 'added login functionality'</text:p>
      <text:p text:style-name="P9">Updating 23b695c..3728f51</text:p>
      <text:p text:style-name="P9">Fast-forward (no commit created; -m option ignored)</text:p>
      <text:p text:style-name="P9"><text:s/>index.html | 1 +</text:p>
      <text:p text:style-name="P9"><text:s/>login.html | 1 +</text:p>
      <text:p text:style-name="P9"><text:s/>2 files changed, 2 insertions(+)</text:p>
      <text:p text:style-name="P8"><text:soft-page-break/><text:span text:style-name="T2"><text:s/>create mode 100644 login.html’</text:span>’’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8:14:04.729582664</meta:creation-date>
    <dc:date>2020-02-22T20:07:12.347136495</dc:date>
    <meta:editing-duration>PT1M38S</meta:editing-duration>
    <meta:editing-cycles>1</meta:editing-cycles>
    <meta:document-statistic meta:table-count="0" meta:image-count="0" meta:object-count="0" meta:page-count="7" meta:paragraph-count="244" meta:word-count="1109" meta:character-count="9352" meta:non-whitespace-character-count="8299"/>
    <meta:generator>LibreOffice/6.0.7.3$Linux_X86_64 LibreOffice_project/00m0$Build-3</meta:generator>
  </office:meta>
</office:document-meta>
</file>